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fo:min-height="2.504cm" fo:min-width="17.003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fo:min-height="1.826cm" fo:min-width="14.056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fo:min-height="0.938cm" fo:min-width="9.0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fo:min-height="0.25cm" fo:min-width="3.8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0000ff" draw:stroke-linejoin="miter" draw:fill="solid" draw:fill-color="#3333ff" draw:textarea-vertical-align="middle" draw:auto-grow-height="false" draw:fit-to-size="false" fo:min-height="0.112cm" fo:min-width="0cm" fo:padding-top="0.125cm" fo:padding-bottom="0.125cm" fo:padding-left="0.25cm" fo:padding-right="0.25cm" fo:wrap-option="wrap"/>
    </style:style>
    <style:style style:name="gr6" style:family="graphic" style:parent-style-name="objectwithoutfill">
      <style:graphic-properties svg:stroke-width="0.053cm" svg:stroke-color="#ff3333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99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3333ff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g draw:name="Group 6">
          <draw:custom-shape draw:name="Oval 2" draw:style-name="gr1" draw:text-style-name="P1" draw:layer="layout" svg:width="24.753cm" svg:height="3.894cm" svg:x="1.917cm" svg:y="3.8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2" draw:text-style-name="P1" draw:layer="layout" svg:width="20.584cm" svg:height="2.936cm" svg:x="4.001cm" svg:y="4.28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3" draw:text-style-name="P1" draw:layer="layout" svg:width="13.506cm" svg:height="1.68cm" svg:x="7.541cm" svg:y="4.91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4" draw:text-style-name="P1" draw:layer="layout" svg:width="6.136cm" svg:height="0.706cm" svg:x="11.226cm" svg:y="5.40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Oval 52" draw:style-name="gr5" draw:text-style-name="P2" draw:layer="layout" svg:width="0.507cm" svg:height="0.512cm" svg:x="14.04cm" svg:y="5.4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6" draw:text-style-name="P3" draw:layer="layout" svg:x1="5.08cm" svg:y1="6.604cm" svg:x2="5.842cm" svg:y2="4.572cm">
          <text:p/>
        </draw:line>
        <draw:line draw:style-name="gr6" draw:text-style-name="P3" draw:layer="layout" svg:x1="5.842cm" svg:y1="4.572cm" svg:x2="6.096cm" svg:y2="6.858cm">
          <text:p/>
        </draw:line>
        <draw:line draw:style-name="gr6" draw:text-style-name="P3" draw:layer="layout" svg:x1="6.096cm" svg:y1="6.604cm" svg:x2="6.858cm" svg:y2="4.826cm">
          <text:p/>
        </draw:line>
        <draw:line draw:style-name="gr6" draw:text-style-name="P3" draw:layer="layout" svg:x1="6.858cm" svg:y1="4.826cm" svg:x2="7.112cm" svg:y2="6.858cm">
          <text:p/>
        </draw:line>
        <draw:line draw:style-name="gr6" draw:text-style-name="P3" draw:layer="layout" svg:x1="7.112cm" svg:y1="6.604cm" svg:x2="7.62cm" svg:y2="4.826cm">
          <text:p/>
        </draw:line>
        <draw:line draw:style-name="gr6" draw:text-style-name="P3" draw:layer="layout" svg:x1="7.62cm" svg:y1="4.917cm" svg:x2="7.874cm" svg:y2="6.858cm">
          <text:p/>
        </draw:line>
        <draw:line draw:style-name="gr6" draw:text-style-name="P3" draw:layer="layout" svg:x1="7.874cm" svg:y1="6.858cm" svg:x2="8.382cm" svg:y2="4.826cm">
          <text:p/>
        </draw:line>
        <draw:line draw:style-name="gr6" draw:text-style-name="P3" draw:layer="layout" svg:x1="8.382cm" svg:y1="4.826cm" svg:x2="8.636cm" svg:y2="6.858cm">
          <text:p/>
        </draw:line>
        <draw:line draw:style-name="gr6" draw:text-style-name="P3" draw:layer="layout" svg:x1="8.636cm" svg:y1="6.858cm" svg:x2="9.144cm" svg:y2="4.826cm">
          <text:p/>
        </draw:line>
        <draw:line draw:style-name="gr6" draw:text-style-name="P3" draw:layer="layout" svg:x1="9.144cm" svg:y1="4.826cm" svg:x2="9.398cm" svg:y2="6.858cm">
          <text:p/>
        </draw:line>
        <draw:line draw:style-name="gr6" draw:text-style-name="P3" draw:layer="layout" svg:x1="9.398cm" svg:y1="6.858cm" svg:x2="9.906cm" svg:y2="4.826cm">
          <text:p/>
        </draw:line>
        <draw:line draw:style-name="gr6" draw:text-style-name="P3" draw:layer="layout" svg:x1="9.906cm" svg:y1="4.826cm" svg:x2="10.16cm" svg:y2="6.858cm">
          <text:p/>
        </draw:line>
        <draw:line draw:style-name="gr6" draw:text-style-name="P3" draw:layer="layout" svg:x1="10.16cm" svg:y1="6.858cm" svg:x2="10.668cm" svg:y2="4.826cm">
          <text:p/>
        </draw:line>
        <draw:line draw:style-name="gr6" draw:text-style-name="P3" draw:layer="layout" svg:x1="10.668cm" svg:y1="4.826cm" svg:x2="10.922cm" svg:y2="6.858cm">
          <text:p/>
        </draw:line>
        <draw:line draw:style-name="gr7" draw:text-style-name="P3" draw:layer="layout" svg:x1="5.08cm" svg:y1="6.604cm" svg:x2="6.35cm" svg:y2="4.826cm">
          <text:p/>
        </draw:line>
        <draw:line draw:style-name="gr7" draw:text-style-name="P3" draw:layer="layout" svg:x1="6.35cm" svg:y1="4.826cm" svg:x2="7.62cm" svg:y2="6.35cm">
          <text:p/>
        </draw:line>
        <draw:line draw:style-name="gr7" draw:text-style-name="P3" draw:layer="layout" svg:x1="7.62cm" svg:y1="6.096cm" svg:x2="9.398cm" svg:y2="5.08cm">
          <text:p/>
        </draw:line>
        <draw:line draw:style-name="gr7" draw:text-style-name="P3" draw:layer="layout" svg:x1="9.398cm" svg:y1="5.08cm" svg:x2="10.922cm" svg:y2="6.35cm">
          <text:p/>
        </draw:line>
        <draw:line draw:style-name="gr7" draw:text-style-name="P3" draw:layer="layout" svg:x1="10.668cm" svg:y1="6.35cm" svg:x2="12.7cm" svg:y2="5.08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18:21:43.067512306</meta:creation-date>
    <dc:date>2018-03-17T18:27:17.126473073</dc:date>
    <meta:editing-duration>PT5M33S</meta:editing-duration>
    <meta:editing-cycles>2</meta:editing-cycles>
    <meta:generator>LibreOffice/5.1.6.2$Linux_X86_64 LibreOffice_project/10m0$Build-2</meta:generator>
    <meta:document-statistic meta:object-count="48"/>
  </office:meta>
</office:document-meta>
</file>